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MRoman10-Regular" svg:font-family="LMRoman10-Regular"/>
    <style:font-face style:name="Mangal1" svg:font-family="Mangal"/>
    <style:font-face style:name="OpenSymbol" svg:font-family="OpenSymbol"/>
    <style:font-face style:name="LMRoman10-Italic" svg:font-family="LMRoman10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style:font-name-asian="LMRoman10-Regular" style:font-weight-asian="normal" style:font-name-complex="LMRoman10-Regular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style:font-name-asian="LMRoman10-Regular" style:font-size-asian="11pt" style:font-name-complex="LMRoman10-Regular" style:font-size-complex="11pt"/>
    </style:style>
    <style:style style:name="T11" style:family="text">
      <style:text-properties fo:font-size="11pt" style:font-name-asian="LMRoman10-Italic" style:font-size-asian="11pt" style:font-name-complex="LMRoman10-Italic" style:font-size-complex="11pt"/>
    </style:style>
    <style:style style:name="T12" style:family="text">
      <style:text-properties fo:font-size="11pt" fo:font-style="normal" style:text-underline-style="none" fo:font-weight="normal" style:font-name-asian="LMRoman10-Regular" style:font-size-asian="11pt" style:font-style-asian="normal" style:font-weight-asian="normal" style:font-name-complex="LMRoman10-Regular" style:font-size-complex="11pt" style:font-style-complex="normal" style:font-weight-complex="normal"/>
    </style:style>
    <style:style style:name="T13" style:family="text">
      <style:text-properties style:font-name="LMRoman10-Italic" fo:font-size="11pt" fo:font-style="italic" style:font-name-asian="LMRoman10-Italic" style:font-size-asian="11pt" style:font-style-asian="italic" style:font-name-complex="LMRoman10-Italic" style:font-size-complex="11pt" style:font-style-complex="italic"/>
    </style:style>
    <style:style style:name="T14" style:family="text">
      <style:text-properties style:font-name="LMRoman10-Italic" fo:font-size="11pt" fo:font-style="italic" style:text-underline-style="none" fo:font-weight="normal" style:font-name-asian="LMRoman10-Italic" style:font-size-asian="11pt" style:font-style-asian="italic" style:font-weight-asian="normal" style:font-name-complex="LMRoman10-Italic" style:font-size-complex="11pt" style:font-style-complex="italic" style:font-weight-complex="normal"/>
    </style:style>
    <style:style style:name="T15" style:family="text">
      <style:text-properties style:font-name="LMRoman10-Italic" fo:font-size="11pt" style:font-name-asian="LMRoman10-Italic" style:font-size-asian="11pt" style:font-name-complex="LMRoman10-Italic" style:font-size-complex="11pt"/>
    </style:style>
    <style:style style:name="T16" style:family="text">
      <style:text-properties style:font-name="LMRoman10-Italic" fo:font-size="11pt" fo:font-style="normal" style:text-underline-style="none" fo:font-weight="normal" style:font-name-asian="LMRoman10-Italic" style:font-size-asian="11pt" style:font-style-asian="normal" style:font-weight-asian="normal" style:font-name-complex="LMRoman10-Italic" style:font-size-complex="11pt" style:font-style-complex="normal" style:font-weight-complex="normal"/>
    </style:style>
    <style:style style:name="T17" style:family="text">
      <style:text-properties style:font-name="LMRoman10-Italic" style:font-name-asian="LMRoman10-Italic" style:font-name-complex="LMRoman10-Italic"/>
    </style:style>
    <style:style style:name="T18" style:family="text">
      <style:text-properties style:font-name="LMRoman10-Regular" fo:font-size="11pt" style:font-name-asian="LMRoman10-Regular" style:font-size-asian="11pt" style:font-name-complex="LMRoman10-Regular" style:font-size-complex="11pt"/>
    </style:style>
    <style:style style:name="T19" style:family="text">
      <style:text-properties style:font-name="LMRoman10-Regular" fo:font-size="11pt" fo:font-weight="bold" style:font-name-asian="LMRoman10-Regular" style:font-size-asian="11pt" style:font-weight-asian="bold" style:font-name-complex="LMRoman10-Regular" style:font-size-complex="11pt" style:font-weight-complex="bold"/>
    </style:style>
    <style:style style:name="T20" style:family="text">
      <style:text-properties style:font-name="LMRoman10-Regular" fo:font-size="11pt" fo:font-style="italic" fo:font-weight="bold" style:font-name-asian="LMRoman10-Regular" style:font-size-asian="11pt" style:font-style-asian="italic" style:font-weight-asian="bold" style:font-name-complex="LMRoman10-Regular" style:font-size-complex="11pt" style:font-style-complex="italic" style:font-weight-complex="bold"/>
    </style:style>
    <style:style style:name="T21" style:family="text">
      <style:text-properties style:font-name="LMRoman10-Regular" fo:font-size="11pt" fo:font-style="italic" style:text-underline-style="none" fo:font-weight="normal" style:font-name-asian="LMRoman10-Regular" style:font-size-asian="11pt" style:font-style-asian="italic" style:font-weight-asian="normal" style:font-name-complex="LMRoman10-Regular" style:font-size-complex="11pt" style:font-style-complex="italic" style:font-weight-complex="normal"/>
    </style:style>
    <style:style style:name="T22" style:family="text">
      <style:text-properties style:font-name="LMRoman10-Regular" fo:font-size="11pt" fo:font-style="normal" fo:font-weight="bold" style:font-name-asian="LMRoman10-Regular" style:font-size-asian="11pt" style:font-style-asian="normal" style:font-weight-asian="bold" style:font-name-complex="LMRoman10-Regular" style:font-size-complex="11pt" style:font-style-complex="normal" style:font-weight-complex="bold"/>
    </style:style>
    <style:style style:name="T23" style:family="text">
      <style:text-properties style:font-name="LMRoman10-Regular" fo:font-size="11pt" fo:font-style="normal" fo:font-weight="normal" style:font-name-asian="LMRoman10-Regular" style:font-size-asian="11pt" style:font-style-asian="normal" style:font-weight-asian="normal" style:font-name-complex="LMRoman10-Regular" style:font-size-complex="11pt" style:font-style-complex="normal" style:font-weight-complex="normal"/>
    </style:style>
    <style:style style:name="T24" style:family="text">
      <style:text-properties style:font-name="LMRoman10-Regular" fo:font-size="11pt" fo:font-style="normal" style:text-underline-style="solid" style:text-underline-width="auto" style:text-underline-color="font-color" fo:font-weight="normal" style:font-name-asian="LMRoman10-Regular" style:font-size-asian="11pt" style:font-style-asian="normal" style:font-weight-asian="normal" style:font-name-complex="LMRoman10-Regular" style:font-size-complex="11pt" style:font-style-complex="normal" style:font-weight-complex="normal"/>
    </style:style>
    <style:style style:name="T25" style:family="text">
      <style:text-properties style:font-name="LMRoman10-Regular" fo:font-size="11pt" fo:font-style="normal" style:text-underline-style="none" fo:font-weight="normal" style:font-name-asian="LMRoman10-Regular" style:font-size-asian="11pt" style:font-style-asian="normal" style:font-weight-asian="normal" style:font-name-complex="LMRoman10-Regular" style:font-size-complex="11pt" style:font-style-complex="normal" style:font-weight-complex="normal"/>
    </style:style>
    <style:style style:name="T26" style:family="text">
      <style:text-properties style:font-name="LMRoman10-Regular" fo:font-size="11pt" style:text-underline-style="none" fo:font-weight="normal" style:font-name-asian="LMRoman10-Regular" style:font-size-asian="11pt" style:font-weight-asian="normal" style:font-name-complex="LMRoman10-Regular" style:font-size-complex="11pt" style:font-weight-complex="normal"/>
    </style:style>
    <style:style style:name="T27" style:family="text">
      <style:text-properties style:font-name="LMRoman10-Regular" style:font-name-asian="LMRoman10-Regular" style:font-name-complex="LMRoman10-Regular"/>
    </style:style>
    <style:style style:name="T28" style:family="text">
      <style:text-properties style:font-name-asian="LMRoman10-Italic" style:font-name-complex="LMRoman10-Italic"/>
    </style:style>
    <style:style style:name="T29" style:family="text">
      <style:text-properties style:font-name-asian="LMRoman10-Regular" style:font-name-complex="LMRoman10-Regular"/>
    </style:style>
    <style:style style:name="T30" style:family="text">
      <style:text-properties fo:font-style="normal" style:text-underline-style="none" fo:font-weight="normal" style:font-name-asian="LMRoman10-Regular" style:font-style-asian="normal" style:font-weight-asian="normal" style:font-name-complex="LMRoman10-Regular" style:font-style-complex="normal" style:font-weight-complex="normal"/>
    </style:style>
    <style:style style:name="T31" style:family="text">
      <style:text-properties fo:font-style="normal" style:font-name-asian="LMRoman10-Italic" style:font-style-asian="normal" style:font-name-complex="LMRoman10-Italic" style:font-style-complex="normal"/>
    </style:style>
    <style:style style:name="T32" style:family="text">
      <style:text-properties fo:font-style="normal" style:font-name-asian="LMRoman10-Regular" style:font-style-asian="normal" style:font-name-complex="LMRoman10-Regular" style:font-style-complex="normal"/>
    </style:style>
    <style:style style:name="T33" style:family="text">
      <style:text-properties style:font-name="Times New Roman" fo:font-size="14pt" fo:font-style="normal" style:font-name-asian="LMRoman10-Regular" style:font-size-asian="14pt" style:font-style-asian="normal" style:font-name-complex="LMRoman10-Regular" style:font-size-complex="14pt" style:font-style-complex="normal"/>
    </style:style>
    <style:style style:name="T34" style:family="text">
      <style:text-properties style:font-name="Times New Roman" fo:font-size="14pt" fo:font-style="normal" style:text-underline-style="none" fo:font-weight="normal" style:font-name-asian="LMRoman10-Regular" style:font-size-asian="14pt" style:font-style-asian="normal" style:font-weight-asian="normal" style:font-name-complex="LMRoman10-Regular" style:font-size-complex="14pt" style:font-style-complex="normal" style:font-weight-complex="normal"/>
    </style:style>
    <style:style style:name="T35" style:family="text">
      <style:text-properties style:font-name="Times New Roman" fo:font-size="14pt" fo:font-style="normal" style:text-underline-style="none" fo:font-weight="normal" style:font-name-asian="LMRoman10-Italic" style:font-size-asian="14pt" style:font-style-asian="normal" style:font-weight-asian="normal" style:font-name-complex="LMRoman10-Italic" style:font-size-complex="14pt" style:font-style-complex="normal" style:font-weight-complex="normal"/>
    </style:style>
    <style:style style:name="T36" style:family="text">
      <style:text-properties style:font-name="Times New Roman" fo:font-size="14pt" fo:font-style="normal" style:font-name-asian="LMRoman10-Italic" style:font-size-asian="14pt" style:font-style-asian="normal" style:font-name-complex="LMRoman10-Italic" style:font-size-complex="14pt" style:font-style-complex="normal"/>
    </style:style>
    <style:style style:name="T37" style:family="text">
      <style:text-properties style:font-name="Times New Roman" fo:font-size="11pt" fo:font-style="normal" style:text-underline-style="none" fo:font-weight="normal" style:font-name-asian="LMRoman10-Italic" style:font-size-asian="11pt" style:font-style-asian="normal" style:font-weight-asian="normal" style:font-name-complex="LMRoman10-Italic" style:font-size-complex="11pt" style:font-style-complex="normal" style:font-weight-complex="normal"/>
    </style:style>
    <style:style style:name="T38" style:family="text">
      <style:text-properties style:font-name="Times New Roman" fo:font-size="11pt" fo:font-style="normal" style:text-underline-style="none" fo:font-weight="normal" style:font-name-asian="LMRoman10-Regular" style:font-size-asian="11pt" style:font-style-asian="normal" style:font-weight-asian="normal" style:font-name-complex="LMRoman10-Regular" style:font-size-complex="11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LEHIANY Raphaël <text:s/><text:tab/><text:tab/><text:tab/><text:tab/><text:tab/><text:tab/><text:tab/><text:tab/>Master 1 IMAGINA</text:p>
      <text:p text:style-name="Standard">CIMBÉ Pierre-Alexandre<text:tab/><text:tab/><text:tab/><text:tab/><text:tab/><text:tab/><text:tab/>Master 1 IMAGINA</text:p>
      <text:p text:style-name="Standard">LESNYAK Viktor <text:tab/><text:tab/><text:tab/><text:tab/><text:tab/><text:tab/><text:tab/><text:tab/>Master 1 DECO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Rapport de TER</text:p>
      <text:p text:style-name="P2"/>
      <text:p text:style-name="P2">Le WEB tel qu'il devrait être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Tables des matières</text:p>
      <text:p text:style-name="P4"/>
      <text:list xml:id="list6152312126933228355" text:style-name="L1">
        <text:list-item>
          <text:p text:style-name="P9">Introduction</text:p>
        </text:list-item>
        <text:list-item>
          <text:p text:style-name="P9">Sujet</text:p>
          <text:list>
            <text:list-item>
              <text:p text:style-name="P12">Fond</text:p>
            </text:list-item>
            <text:list-item>
              <text:p text:style-name="P12">Forme</text:p>
            </text:list-item>
          </text:list>
        </text:list-item>
        <text:list-item>
          <text:p text:style-name="P9">Organisation</text:p>
          <text:list>
            <text:list-item>
              <text:p text:style-name="P9">« Conduite de Projet »</text:p>
              <text:list>
                <text:list-item>
                  <text:p text:style-name="P12">Cahier des charges</text:p>
                  <text:list>
                    <text:list-item>
                      <text:p text:style-name="P12">Étude Préalable</text:p>
                    </text:list-item>
                    <text:list-item>
                      <text:p text:style-name="P12">Étude Technique</text:p>
                    </text:list-item>
                    <text:list-item>
                      <text:p text:style-name="P12">Étude Détaillé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5">État de l'art</text:span></text:p>
          <text:list>
            <text:list-item>
              <text:p text:style-name="P9">Le WEB</text:p>
              <text:list>
                <text:list-item>
                  <text:p text:style-name="P12">ce qu'il y a du bien</text:p>
                </text:list-item>
                <text:list-item>
                  <text:p text:style-name="P12">ce qu'il y a de moins bien</text:p>
                </text:list-item>
              </text:list>
            </text:list-item>
            <text:list-item>
              <text:p text:style-name="P9">Ou en somme nous.</text:p>
            </text:list-item>
          </text:list>
        </text:list-item>
        <text:list-item>
          <text:p text:style-name="P9">Les technologies étudiés</text:p>
          <text:list>
            <text:list-item>
              <text:p text:style-name="P9">Serveur</text:p>
              <text:list>
                <text:list-item>
                  <text:p text:style-name="P12">HTTP ;</text:p>
                </text:list-item>
                <text:list-item>
                  <text:p text:style-name="P12">API des routes!</text:p>
                </text:list-item>
              </text:list>
            </text:list-item>
            <text:list-item>
              <text:p text:style-name="P9">Client</text:p>
              <text:list>
                <text:list-item>
                  <text:p text:style-name="P12">XUL;</text:p>
                </text:list-item>
                <text:list-item>
                  <text:p text:style-name="P12">JavaScript ;</text:p>
                </text:list-item>
              </text:list>
            </text:list-item>
            <text:list-item>
              <text:p text:style-name="P9">Protocole Client-serveur</text:p>
            </text:list-item>
            <text:list-item>
              <text:p text:style-name="P9">Parseur</text:p>
              <text:list>
                <text:list-item>
                  <text:p text:style-name="P12">Grammaire/Langage</text:p>
                </text:list-item>
                <text:list-item>
                  <text:p text:style-name="P12">JISON</text:p>
                </text:list-item>
              </text:list>
            </text:list-item>
            <text:list-item>
              <text:p text:style-name="P9">MyWeb !!!</text:p>
              <text:list>
                <text:list-item>
                  <text:p text:style-name="P12">Cas d'utilisation</text:p>
                </text:list-item>
              </text:list>
            </text:list-item>
          </text:list>
        </text:list-item>
        <text:list-item>
          <text:p text:style-name="P9">Cas d'usage a long terme</text:p>
          <text:list>
            <text:list-item>
              <text:p text:style-name="P12">Normalisation MyWeb</text:p>
            </text:list-item>
            <text:list-item>
              <text:p text:style-name="P12">Éditeur graphique des templates intégré</text:p>
            </text:list-item>
            <text:list-item>
              <text:p text:style-name="P12">Mashup</text:p>
            </text:list-item>
            <text:list-item>
              <text:p text:style-name="P12"/>
            </text:list-item>
          </text:list>
        </text:list-item>
        <text:list-item>
          <text:p text:style-name="P9">Discussion </text:p>
        </text:list-item>
        <text:list-item>
          <text:p text:style-name="P9">Conclusion</text:p>
        </text:list-item>
      </text:list>
      <text:p text:style-name="P11"/>
      <text:p text:style-name="P1"><text:soft-page-break/><text:span text:style-name="T6">Introduction :</text:span></text:p>
      <text:p text:style-name="P10"/>
      <text:p text:style-name="P8"><text:span text:style-name="T6"><text:tab/></text:span></text:p>
      <text:p text:style-name="P10"><text:tab/>Afin d’appliquer les méthodologies et les notions enseignées jusqu'en Maîtrise Informatique à l’Université Montpellier II, nous devons réaliser un Travail d'Étude et de Recherche durant 3 mois. Celui-ci nous permet à nous, étudiants, de nous initier à la recherche, d’appliquer les connaissances acquises durant notre scolarité et de favoriser le travail en groupe encadré par des enseignants-chercheurs.</text:p>
      <text:p text:style-name="P10"/>
      <text:p text:style-name="P10"/>
      <text:p text:style-name="P8"><text:span text:style-name="T6"/></text:p>
      <text:p text:style-name="P1"><text:span text:style-name="T6">Sujet :</text:span></text:p>
      <text:p text:style-name="P3"><text:span text:style-name="T1"/></text:p>
      <text:p text:style-name="P6"><text:span text:style-name="T1"><text:tab/>L</text:span><text:span text:style-name="T34">e serveur </text:span><text:span text:style-name="T33">devrait fournir un ensemble de ressources sous une forme manipulable, i.e. un ensemble de données indépendantes et traitables par une couche de présentation réellement séparée qui permette à n’importe quel type de client d’appliquer des </text:span><text:span text:style-name="T36">traitements </text:span><text:span text:style-name="T33">sur ces données et d’en déterminer lui-même l’</text:span><text:span text:style-name="T36">affichage éventuel </text:span><text:span text:style-name="T33">qui lui convient.</text:span></text:p>
      <text:p text:style-name="P3"><text:span text:style-name="T1"><text:tab/></text:span></text:p>
      <text:p text:style-name="P3"><text:span text:style-name="T1"/></text:p>
      <text:p text:style-name="P3"><text:span text:style-name="T1"><text:tab/></text:span><text:span text:style-name="T7">Au cours de ce TER, il <text:s/>s'agit de mettre en place un plugin capable de traiter une donné reçu a partir d'un site ressource (appliquer un template par défaut, ou en demander un <text:s/>a serveur en cas d'absence du template propre), et aussi faire une organisation de cote serveur pour pouvoir répondre aux requêtes de client.</text:span></text:p>
      <text:p text:style-name="P13"><text:span text:style-name="T3"/></text:p>
      <text:p text:style-name="P13"><text:span text:style-name="T3"><text:s/><text:tab/>Nous en somme donc arrivés a séparer le sujet principale en 2 sous parties : Fond et Forme.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État de l'art :</text:p>
      <text:p text:style-name="P13"/>
      <text:p text:style-name="P13">ce qu'il y a de pas bien :</text:p>
      <text:p text:style-name="P13"/>
      <text:p text:style-name="P16"><text:span text:style-name="T30">La faiblesse de Weboob est de chercher à accéder à un contenu statique à travers des pages </text:span><text:span text:style-name="T31">HTML </text:span><text:span text:style-name="T32">dont le code est amené à changer. </text:span><text:span text:style-name="T30">Pour résoudre ce problème, il faudrait séparer une fois pour toute les données de la mise en forme.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/></text:p>
      <text:p text:style-name="P13"><text:span text:style-name="T3"/></text:p>
      <text:p text:style-name="P3">Cas d'usage a long terme</text:p>
      <text:p text:style-name="P3"/>
      <text:p text:style-name="P15"><text:span text:style-name="T29">Ce manque de séparation entre le </text:span><text:span text:style-name="T28">fond </text:span><text:span text:style-name="T29">et la </text:span><text:span text:style-name="T28">forme </text:span><text:span text:style-name="T29">est une réelle barrière à un traitement efficace de l’information. En effet un traitement efficace permettrai de plus facilement donner du sens a de la donnée ce qui est l’objectif du WEB 3.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MRoman10-Regular" svg:font-family="LMRoman10-Regular"/>
    <style:font-face style:name="Mangal1" svg:font-family="Mangal"/>
    <style:font-face style:name="OpenSymbol" svg:font-family="OpenSymbol"/>
    <style:font-face style:name="LMRoman10-Italic" svg:font-family="LMRoman10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tor </meta:initial-creator>
    <meta:creation-date>2014-05-05T15:16:34.67</meta:creation-date>
    <meta:generator>OpenOffice/4.1.0$Win32 OpenOffice.org_project/410m18$Build-9764</meta:generator>
    <dc:date>2014-05-05T19:21:34.21</dc:date>
    <dc:creator>Viktor </dc:creator>
    <meta:editing-duration>PT4H4M54S</meta:editing-duration>
    <meta:editing-cycles>11</meta:editing-cycles>
    <meta:document-statistic meta:table-count="0" meta:image-count="0" meta:object-count="0" meta:page-count="4" meta:paragraph-count="53" meta:word-count="427" meta:character-count="2405"/>
  </office:meta>
</office:document-meta>
</file>